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1fb2e" officeooo:paragraph-rsid="0001fb2e"/>
    </style:style>
    <style:style style:name="P2" style:family="paragraph" style:parent-style-name="Standard">
      <style:paragraph-properties fo:text-align="justify" style:justify-single-word="false"/>
      <style:text-properties style:font-name="Arial" officeooo:rsid="0001fb2e" officeooo:paragraph-rsid="000d3295"/>
    </style:style>
    <style:style style:name="P3" style:family="paragraph" style:parent-style-name="Standard">
      <style:paragraph-properties fo:text-align="justify" style:justify-single-word="false"/>
      <style:text-properties style:font-name="Arial" officeooo:rsid="0003adaa" officeooo:paragraph-rsid="0003adaa"/>
    </style:style>
    <style:style style:name="P4" style:family="paragraph" style:parent-style-name="Standard">
      <style:paragraph-properties fo:text-align="justify" style:justify-single-word="false"/>
      <style:text-properties style:font-name="Arial" officeooo:rsid="0003adaa" officeooo:paragraph-rsid="0006afb3"/>
    </style:style>
    <style:style style:name="P5" style:family="paragraph" style:parent-style-name="Standard">
      <style:paragraph-properties fo:text-align="justify" style:justify-single-word="false"/>
      <style:text-properties style:font-name="Arial" officeooo:rsid="0003adaa" officeooo:paragraph-rsid="000b3bbf"/>
    </style:style>
    <style:style style:name="T1" style:family="text">
      <style:text-properties officeooo:rsid="00020847"/>
    </style:style>
    <style:style style:name="T2" style:family="text">
      <style:text-properties officeooo:rsid="0003adaa"/>
    </style:style>
    <style:style style:name="T3" style:family="text">
      <style:text-properties officeooo:rsid="0003fe07"/>
    </style:style>
    <style:style style:name="T4" style:family="text">
      <style:text-properties officeooo:rsid="0004fd60"/>
    </style:style>
    <style:style style:name="T5" style:family="text">
      <style:text-properties officeooo:rsid="0006a85e"/>
    </style:style>
    <style:style style:name="T6" style:family="text">
      <style:text-properties officeooo:rsid="0007a733"/>
    </style:style>
    <style:style style:name="T7" style:family="text">
      <style:text-properties officeooo:rsid="000a668d"/>
    </style:style>
    <style:style style:name="T8" style:family="text">
      <style:text-properties officeooo:rsid="000a86fb"/>
    </style:style>
    <style:style style:name="T9" style:family="text">
      <style:text-properties officeooo:rsid="000d32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p>
      <text:p text:style-name="P2"><text:tab/><text:span text:style-name="T9">Refletindo sobre reflexão</text:span></text:p>
      <text:p text:style-name="P2"/>
      <text:p text:style-name="P2"><text:tab/>Reflexão é o ato de se obter informações de um objeto sem utilizar os métodos padrões de trocas de mensagens entre os objetos. Tipicamente as linguagens de programação já tem métodos que peguem por reflexão esses dados, no Java por exemplo, a classe 'Class' nos fornece os métodos getDeclaredFilds e getDeclaredMethods, ambos respectivamente fornecem todos os campos e métodos do objeto, através desses métodos subsequentemente pode-se ter os valores dos mesmos.</text:p>
      <text:p text:style-name="P1"><text:tab/>Porém, a reflexão é mais utilizada quando o objeto tem 'anotações'. Anotações são informações extras nos atributos, métodos ou mesmo na classe inteira. Essas informações pode ser enxergadas por reflexão, e dessa forma os valores pode ser acessados sem que atributos ou métodos públicos de trocas de mensagens. <text:span text:style-name="T1">A mesma classe 'Class' também provê os métodos getDeclaredAnnotations e getDeclaredAnnotation(Class c), entre outros para o uso de annotations com reflexão. Vale lembra a existência do método invoke dentro da classe 'Method', este método invoca o método desejado.</text:span></text:p>
      <text:p text:style-name="P1"><text:tab/><text:span text:style-name="T2">O acesso de atributos públicos é até três vezes mais rápido que o uso de métodos para trocas de mensagens, porém isso torna a aplicação (geralmente) com um alto grau de 'acoplamento'. Com o uso de reflexão, é possível um aumento na coerção da aplicação, melhorando a manutenibilidade da mesma. Dessa os desenvolvedores podem produzir de forma mudularizada, sem a preocupação das amarrações entre os diversos módulos e camadas da aplicação.</text:span></text:p>
      <text:p text:style-name="P1"/>
      <text:p text:style-name="P3">Exemplo de código:</text:p>
      <text:p text:style-name="P3">// Sem reflexão</text:p>
      <text:p text:style-name="P3"><text:s/><text:span text:style-name="T3">Programador emanuel </text:span>= new <text:span text:style-name="T3">Programador</text:span>();</text:p>
      <text:p text:style-name="P3"><text:s/><text:span text:style-name="T4">emanuel.ficaRico</text:span>();</text:p>
      <text:p text:style-name="P3"><text:s/></text:p>
      <text:p text:style-name="P3"><text:s/>// Com reflexão</text:p>
      <text:p text:style-name="P3"><text:s/>Class cl<text:span text:style-name="T6">asse</text:span> = Class.forName("<text:span text:style-name="T5">Programador</text:span>");</text:p>
      <text:p text:style-name="P4"><text:s/>Method method = cl<text:span text:style-name="T6">asse</text:span>.getMethod("<text:span text:style-name="T4">ficaRico</text:span>", <text:span text:style-name="T7">null</text:span>);</text:p>
      <text:p text:style-name="P5"><text:s/>method.invoke(cl<text:span text:style-name="T6">asse </text:span>.newInstance(), <text:span text:style-name="T8">nu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21:25:19.210315262</meta:creation-date>
    <dc:date>2014-08-26T21:47:35.885242675</dc:date>
    <meta:editing-duration>PT12M48S</meta:editing-duration>
    <meta:editing-cycles>14</meta:editing-cycles>
    <meta:generator>LibreOffice/4.2.4.2$Linux_X86_64 LibreOffice_project/420m0$Build-2</meta:generator>
    <meta:document-statistic meta:table-count="0" meta:image-count="0" meta:object-count="0" meta:page-count="1" meta:paragraph-count="14" meta:word-count="258" meta:character-count="1756" meta:non-whitespace-character-count="1498"/>
  </office:meta>
</office:document-meta>
</file>